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E(tot)</text:p>
          </table:table-cell>
          <table:table-cell office:value-type="string" calcext:value-type="string">
            <text:p>EthreshP</text:p>
          </table:table-cell>
          <table:table-cell office:value-type="string" calcext:value-type="string">
            <text:p>alphaP</text:p>
          </table:table-cell>
          <table:table-cell/>
          <table:table-cell office:value-type="string" calcext:value-type="string">
            <text:p>E(dih)</text:p>
          </table:table-cell>
          <table:table-cell office:value-type="string" calcext:value-type="string">
            <text:p>Ethreshd</text:p>
          </table:table-cell>
          <table:table-cell office:value-type="string" calcext:value-type="string">
            <text:p>alphdaD</text:p>
          </table:table-cell>
          <table:table-cell/>
          <table:table-cell office:value-type="string" calcext:value-type="string">
            <text:p>Energy/atom</text:p>
          </table:table-cell>
          <table:table-cell office:value-type="string" calcext:value-type="string">
            <text:p>Energy/resi</text:p>
          </table:table-cell>
          <table:table-cell office:value-type="string" calcext:value-type="string">
            <text:p>Natoms</text:p>
          </table:table-cell>
          <table:table-cell office:value-type="string" calcext:value-type="string">
            <text:p>Residues</text:p>
          </table:table-cell>
        </table:table-row>
        <table:table-row table:style-name="ro1">
          <table:table-cell office:value-type="string" calcext:value-type="string">
            <text:p>QM_amd_0</text:p>
          </table:table-cell>
          <table:table-cell office:value-type="float" office:value="-74418" calcext:value-type="float">
            <text:p>-74418</text:p>
          </table:table-cell>
          <table:table-cell table:formula="of:=[.B2]+([.J2]*[.L2])" office:value-type="float" office:value="-70689.04" calcext:value-type="float">
            <text:p>-70689.04</text:p>
          </table:table-cell>
          <table:table-cell table:formula="of:=[.J2]*[.L2]" office:value-type="float" office:value="3728.96" calcext:value-type="float">
            <text:p>3728.96</text:p>
          </table:table-cell>
          <table:table-cell/>
          <table:table-cell office:value-type="float" office:value="59.55" calcext:value-type="float">
            <text:p>59.55</text:p>
          </table:table-cell>
          <table:table-cell table:formula="of:=[.F2]+([.K2]*[.M2])" office:value-type="float" office:value="95.55" calcext:value-type="float">
            <text:p>95.55</text:p>
          </table:table-cell>
          <table:table-cell table:formula="of:=1/5*([.K2]*[.M2])" office:value-type="float" office:value="7.2" calcext:value-type="float">
            <text:p>7.2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23306" calcext:value-type="float">
            <text:p>233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MD_pbpu_1</text:p>
          </table:table-cell>
          <table:table-cell office:value-type="float" office:value="-156537.4272" calcext:value-type="float">
            <text:p>-156537.4272</text:p>
          </table:table-cell>
          <table:table-cell table:formula="of:=[.B3]+([.J3]*[.L3])" office:value-type="float" office:value="-148212.7872" calcext:value-type="float">
            <text:p>-148212.7872</text:p>
          </table:table-cell>
          <table:table-cell table:formula="of:=[.J3]*[.L3]" office:value-type="float" office:value="8324.64" calcext:value-type="float">
            <text:p>8324.64</text:p>
          </table:table-cell>
          <table:table-cell/>
          <table:table-cell office:value-type="float" office:value="4542.8018" calcext:value-type="float">
            <text:p>4542.8018</text:p>
          </table:table-cell>
          <table:table-cell table:formula="of:=[.F3]+([.K3]*[.M3])" office:value-type="float" office:value="6042.8018" calcext:value-type="float">
            <text:p>6042.8018</text:p>
          </table:table-cell>
          <table:table-cell table:formula="of:=1/5*([.K3]*[.M3])" office:value-type="float" office:value="300" calcext:value-type="float">
            <text:p>30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52029" calcext:value-type="float">
            <text:p>5202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MD_pbpu_2</text:p>
          </table:table-cell>
          <table:table-cell office:value-type="float" office:value="-156529.3532" calcext:value-type="float">
            <text:p>-156529.3532</text:p>
          </table:table-cell>
          <table:table-cell table:formula="of:=[.B4]+([.J4]*[.L4])" office:value-type="float" office:value="-148204.7132" calcext:value-type="float">
            <text:p>-148204.7132</text:p>
          </table:table-cell>
          <table:table-cell table:formula="of:=[.J4]*[.L4]" office:value-type="float" office:value="8324.64" calcext:value-type="float">
            <text:p>8324.64</text:p>
          </table:table-cell>
          <table:table-cell/>
          <table:table-cell office:value-type="float" office:value="4539.7284" calcext:value-type="float">
            <text:p>4539.7284</text:p>
          </table:table-cell>
          <table:table-cell table:formula="of:=[.F4]+([.K4]*[.M4])" office:value-type="float" office:value="6039.7284" calcext:value-type="float">
            <text:p>6039.7284</text:p>
          </table:table-cell>
          <table:table-cell table:formula="of:=1/5*([.K4]*[.M4])" office:value-type="float" office:value="300" calcext:value-type="float">
            <text:p>300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52029" calcext:value-type="float">
            <text:p>5202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MD_pbpv_1</text:p>
          </table:table-cell>
          <table:table-cell office:value-type="float" office:value="-158568.3741" calcext:value-type="float">
            <text:p>-158568.3741</text:p>
          </table:table-cell>
          <table:table-cell table:formula="of:=[.B5]+([.J5]*[.L5])" office:value-type="float" office:value="-150139.0941" calcext:value-type="float">
            <text:p>-150139.0941</text:p>
          </table:table-cell>
          <table:table-cell table:formula="of:=[.J5]*[.L5]" office:value-type="float" office:value="8429.28" calcext:value-type="float">
            <text:p>8429.28</text:p>
          </table:table-cell>
          <table:table-cell/>
          <table:table-cell office:value-type="float" office:value="4516.8451" calcext:value-type="float">
            <text:p>4516.8451</text:p>
          </table:table-cell>
          <table:table-cell table:formula="of:=[.F5]+([.K5]*[.M5])" office:value-type="float" office:value="6004.8451" calcext:value-type="float">
            <text:p>6004.8451</text:p>
          </table:table-cell>
          <table:table-cell table:formula="of:=1/5*([.K5]*[.M5])" office:value-type="float" office:value="297.6" calcext:value-type="float">
            <text:p>297.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52683" calcext:value-type="float">
            <text:p>5268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aMD_pbpv_2</text:p>
          </table:table-cell>
          <table:table-cell office:value-type="float" office:value="-158558.1811" calcext:value-type="float">
            <text:p>-158558.1811</text:p>
          </table:table-cell>
          <table:table-cell table:formula="of:=[.B6]+([.J6]*[.L6])" office:value-type="float" office:value="-150128.9011" calcext:value-type="float">
            <text:p>-150128.9011</text:p>
          </table:table-cell>
          <table:table-cell table:formula="of:=[.J6]*[.L6]" office:value-type="float" office:value="8429.28" calcext:value-type="float">
            <text:p>8429.28</text:p>
          </table:table-cell>
          <table:table-cell/>
          <table:table-cell office:value-type="float" office:value="4512.5425" calcext:value-type="float">
            <text:p>4512.5425</text:p>
          </table:table-cell>
          <table:table-cell table:formula="of:=[.F6]+([.K6]*[.M6])" office:value-type="float" office:value="6000.5425" calcext:value-type="float">
            <text:p>6000.5425</text:p>
          </table:table-cell>
          <table:table-cell table:formula="of:=1/5*([.K6]*[.M6])" office:value-type="float" office:value="297.6" calcext:value-type="float">
            <text:p>297.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52683" calcext:value-type="float">
            <text:p>52683</text:p>
          </table:table-cell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11:25:04.986772556</meta:creation-date>
    <dc:date>2015-10-17T12:26:20.061341987</dc:date>
    <meta:editing-duration>PT15M44S</meta:editing-duration>
    <meta:editing-cycles>1</meta:editing-cycles>
    <meta:document-statistic meta:table-count="1" meta:cell-count="66" meta:object-count="0"/>
    <meta:generator>LibreOffice/4.2.8.2$Linux_X86_64 LibreOffice_project/420m0$Build-2</meta:generator>
  </office:meta>
</office:document-meta>
</file>